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line-height="150%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2.54cm" style:type="center"/>
          <style:tab-stop style:position="11.328cm" style:type="center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3.226cm" style:type="center"/>
          <style:tab-stop style:position="11.328cm" style:type="center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3.226cm" style:type="center"/>
          <style:tab-stop style:position="11.328cm" style:type="center"/>
        </style:tab-stops>
      </style:paragraph-properties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2.54cm" style:type="center"/>
          <style:tab-stop style:position="11.328cm" style:type="center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Santa Fe, 10 de junio de 2008</text:span></text:h>
      <text:p text:style-name="P2"/>
      <text:h text:style-name="P3" text:outline-level="2">Sr. Director Departamento Sistemas</text:h>
      <text:p text:style-name="P4">UTNFRSF</text:p>
      <text:p text:style-name="P4">Dr. Horacio Leone</text:p>
      <text:p text:style-name="P4">S______________/______________D</text:p>
      <text:p text:style-name="P4"/>
      <text:p text:style-name="P4"><text:span text:style-name="T1">De mi mayor consideración:</text:span></text:p>
      <text:p text:style-name="P4"><text:span text:style-name="T1"><text:tab/><text:tab/><text:tab/><text:tab/>Por la presente nos dirigimos <text:s/>a Ud. con el objeto de solicitar la constitución de un tribunal examinador para el <text:s/>Proyecto Final de <text:s/>Carrera “</text:span>Sistema de soporte de decisiones para Ricardo C. Bieler S.A.<text:span text:style-name="T2">” <text:s/></text:span><text:span text:style-name="T1">de nuestra autoría, así como la publicación de la fecha y hora de la defensa del mismo, para lo cual le adjuntamos las notas de conformidad del Profesor de la Asignatura, del Director de Proyecto y del cliente así como la documentación <text:s/>a evaluar.</text:span></text:p>
      <text:p text:style-name="P5"/>
      <text:p text:style-name="P5"/>
      <text:p text:style-name="P5"/>
      <text:p text:style-name="P4"><text:span text:style-name="T1"><text:tab/><text:tab/><text:tab/><text:tab/>Sin otro particular lo saludamos atte.</text:span></text:p>
      <text:p text:style-name="P6"/>
      <text:p text:style-name="P6"/>
      <text:p text:style-name="P6"/>
      <text:p text:style-name="P7"><text:tab/>………………………<text:tab/>………………………</text:p>
      <text:p text:style-name="P8"><text:tab/>Nicolás Daniel César<text:tab/>Mariano Nicolás Galán</text:p>
      <text:p text:style-name="P8"><text:tab/>LU 12653<text:tab/>LU 15818</text:p>
      <text:p text:style-name="P8"><text:tab/>DNI 27088445<text:tab/>DNI 32221404</text:p>
      <text:p text:style-name="P9"><text:s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es" fo:country="A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es" fo:country="ES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end" style:justify-single-word="false" fo:keep-with-next="always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justify" style:justify-single-word="false" fo:keep-with-next="always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Santa Fe, 3 de noviembre de 2005</dc:title>
    <meta:initial-creator>Casa1</meta:initial-creator>
    <meta:creation-date>2008-06-06T12:18:00</meta:creation-date>
    <dc:date>2008-06-09T18:54:41</dc:date>
    <meta:print-date>2005-12-02T13:52:00</meta:print-date>
    <dc:language>es-AR</dc:language>
    <meta:editing-cycles>4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19" meta:character-count="752"/>
  </office:meta>
</office:document-meta>
</file>